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co26" style:family="table-column">
      <style:table-column-properties fo:break-before="auto" style:column-width="6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9T20:05:50.169561963</dc:date>
    <meta:editing-duration>PT19H21M24S</meta:editing-duration>
    <meta:editing-cycles>218</meta:editing-cycles>
    <meta:document-statistic meta:table-count="9" meta:cell-count="1027" meta:object-count="0"/>
  </office:meta>
</office:document-meta>
</file>